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640FD83D3EC323CC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EF1641FCB1F72DB2.png" manifest:media-type="image/png"/>
  <manifest:file-entry manifest:full-path="Pictures/1000020100000500000002D04339F979833020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2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3.516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  <style:text-properties fo:font-size="7.5p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1pt"/>
    </style:style>
    <style:style style:name="P6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start"/>
      <style:text-properties fo:font-size="16pt"/>
    </style:style>
    <style:style style:name="P15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  <style:text-properties fo:font-size="7.5pt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style:font-name="Ubuntu3" fo:font-size="44pt" style:font-size-asian="44pt" style:font-size-complex="44pt"/>
    </style:style>
    <style:style style:name="T6" style:family="text">
      <style:text-properties style:font-name="Ubuntu3" fo:font-size="48pt" style:font-size-asian="48pt" style:font-size-complex="48pt"/>
    </style:style>
    <style:style style:name="T7" style:family="text">
      <style:text-properties fo:font-size="18pt"/>
    </style:style>
    <style:style style:name="T8" style:family="text">
      <style:text-properties style:font-name="Ubuntu3" fo:font-size="22pt" style:font-size-asian="22pt" style:font-size-complex="22pt"/>
    </style:style>
    <style:style style:name="T9" style:family="text">
      <style:text-properties style:font-name="Ubuntu3" fo:font-size="26pt" style:font-size-asian="26pt" style:font-size-complex="26pt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Linked List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9-10">Sep 10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381cm" svg:height="10.026cm" svg:x="3.754cm" svg:y="2.975cm">
          <draw:text-box>
            <text:p text:style-name="P5"><text:span text:style-name="T3">In this chapter, blahblahblah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4">Abou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6" draw:layer="layout" svg:width="12.373cm" svg:height="11.793cm" svg:x="1.263cm" svg:y="3.087cm">
          <draw:text-box>
            <text:p text:style-name="P5"><text:span text:style-name="T5">1.</text:span><text:span text:style-name="T5"><text:tab/></text:span><text:span text:style-name="T5">Review: Pointers</text:span><text:span text:style-name="T5"><text:line-break/></text:span><text:span text:style-name="T5"/></text:p>
            <text:p text:style-name="P5"><text:span text:style-name="T5"/></text:p>
            <text:p text:style-name="P5"><text:span text:style-name="T5">2.</text:span><text:span text:style-name="T5"><text:tab/></text:span><text:span text:style-name="T5">Efficiency of a Dynamic Array</text:span></text:p>
          </draw:text-box>
        </draw:frame>
        <draw:frame presentation:style-name="pr6" draw:text-style-name="P6" draw:layer="layout" svg:width="12.373cm" svg:height="11.793cm" svg:x="13.996cm" svg:y="3.065cm">
          <draw:text-box>
            <text:p text:style-name="P5"><text:span text:style-name="T6">3.</text:span><text:span text:style-name="T6"><text:tab/></text:span><text:span text:style-name="T6">Features of a Linked List</text:span></text:p>
            <text:p text:style-name="P5"><text:span text:style-name="T3"/></text:p>
            <text:p text:style-name="P5"><text:span text:style-name="T3"/></text:p>
            <text:p text:style-name="P5"><text:span text:style-name="T6">4. Common functional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10"><text:span text:style-name="T4">1. Slide Title</text:span></text:p>
          </draw:text-box>
        </draw:frame>
        <draw:frame draw:style-name="gr3" draw:text-style-name="P13" draw:layer="layout" svg:width="5.744cm" svg:height="0.963cm" svg:x="21.858cm" svg:y="2.403cm">
          <draw:text-box>
            <text:p text:style-name="P12"><text:span text:style-name="T7">Notes</text:span></text:p>
          </draw:text-box>
        </draw:frame>
        <draw:frame presentation:style-name="pr7" draw:text-style-name="P15" draw:layer="layout" svg:width="20.536cm" svg:height="13.516cm" svg:x="0.585cm" svg:y="2.726cm">
          <draw:text-box>
            <text:p text:style-name="P14"><text:span text:style-name="T8">dynamic array efficiency (insert, resize, access) vs. linked list efficiency</text:span></text:p>
            <text:p text:style-name="P14"><text:span text:style-name="T9"/></text:p>
            <text:p text:style-name="P14"><text:span text:style-name="T8">non-contiguous elements</text:span></text:p>
            <text:p text:style-name="P14"><text:span text:style-name="T9"/></text:p>
            <text:p text:style-name="P14"><text:span text:style-name="T8">singly linked list and doubly linked list</text:span></text:p>
            <text:p text:style-name="P14"><text:span text:style-name="T9"/></text:p>
            <text:p text:style-name="P14"><text:span text:style-name="T8">common functionality:</text:span></text:p>
            <text:p text:style-name="P14"><text:span text:style-name="T8">- review: uses of pointers: point to existing, or new</text:span></text:p>
            <text:p text:style-name="P14"><text:span text:style-name="T8">- initialization</text:span></text:p>
            <text:p text:style-name="P14"><text:span text:style-name="T8">- push back</text:span><text:span text:style-name="T8"><text:tab/></text:span><text:span text:style-name="T8"><text:tab/></text:span><text:span text:style-name="T8">- push front</text:span></text:p>
            <text:p text:style-name="P14"><text:span text:style-name="T8">- pop back</text:span><text:span text:style-name="T8"><text:tab/></text:span><text:span text:style-name="T8"><text:tab/></text:span><text:span text:style-name="T8">- pop front</text:span></text:p>
            <text:p text:style-name="P14"><text:span text:style-name="T8">- get back</text:span><text:span text:style-name="T8"><text:tab/></text:span><text:span text:style-name="T8"><text:tab/></text:span><text:span text:style-name="T8">- get front</text:span></text:p>
            <text:p text:style-name="P14"><text:span text:style-name="T8">- subscript operator</text:span><text:span text:style-name="T8"><text:tab/></text:span><text:span text:style-name="T8"><text:tab/></text:span><text:span text:style-name="T8">- clearing list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5</text:page-count></text:span><text:span text:style-name="T10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11" draw:layer="layout" svg:width="26.335cm" svg:height="2.16cm" svg:x="0.289cm" svg:y="0.142cm" presentation:class="title" presentation:user-transformed="true">
          <draw:text-box>
            <text:p text:style-name="P10"><text:span text:style-name="T4">Conclusion</text:span></text:p>
          </draw:text-box>
        </draw:frame>
        <draw:frame presentation:style-name="pr8" draw:text-style-name="P6" draw:layer="layout" svg:width="25.557cm" svg:height="11.657cm" svg:x="1.263cm" svg:y="3.087cm">
          <draw:text-box>
            <text:p text:style-name="P5"><text:span text:style-name="T3">We did a thing.</text:span></text:p>
            <text:p text:style-name="P5"><text:span text:style-name="T3"/></text:p>
            <text:p text:style-name="P5"><text:span text:style-name="T3">Next time we do more thing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9-10T17:29:18.895943281</dc:date>
    <meta:editing-duration>P1DT7H3M8S</meta:editing-duration>
    <meta:editing-cycles>1051</meta:editing-cycles>
    <meta:generator>LibreOffice/5.1.4.2$Linux_X86_64 LibreOffice_project/10m0$Build-2</meta:generator>
    <meta:document-statistic meta:object-count="44"/>
  </office:meta>
</office:document-meta>
</file>